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pple Symbols" svg:font-family="'Apple Symbols'" style:font-family-generic="roman" style:font-pitch="variable"/>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pple Symbols1" svg:font-family="'Apple Symbols'"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1" svg:font-family="Times" style:font-family-generic="system" style:font-pitch="variable"/>
    <style:font-face style:name="ＭＳ 明朝" svg:font-family="'ＭＳ 明朝'" style:font-family-generic="system" style:font-pitch="variable"/>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Footer">
      <style:paragraph-properties fo:padding="0cm" fo:border="none"/>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style>
    <style:style style:name="P5" style:family="paragraph" style:parent-style-name="Standard">
      <style:paragraph-properties fo:text-align="center" style:justify-single-word="false"/>
      <style:text-properties fo:font-weight="bold" style:font-weight-asian="bold"/>
    </style:style>
    <style:style style:name="P6" style:family="paragraph" style:parent-style-name="Standard">
      <style:text-properties style:font-name="Arial" fo:font-weight="bold" style:font-weight-asian="bold"/>
    </style:style>
    <style:style style:name="P7" style:family="paragraph" style:parent-style-name="Standard">
      <style:text-properties style:font-name="Courier"/>
    </style:style>
    <style:style style:name="P8" style:family="paragraph" style:parent-style-name="Standard">
      <style:text-properties style:font-name="Courier" fo:background-color="#c0c0c0"/>
    </style:style>
    <style:style style:name="P9" style:family="paragraph" style:parent-style-name="Standard">
      <style:paragraph-properties>
        <style:tab-stops>
          <style:tab-stop style:position="0cm"/>
        </style:tab-stops>
      </style:paragraph-properties>
      <style:text-properties style:font-name="Courier" fo:background-color="#c0c0c0"/>
    </style:style>
    <style:style style:name="P10" style:family="paragraph" style:parent-style-name="Standard">
      <style:text-properties fo:color="#009900" officeooo:rsid="000c3d11" officeooo:paragraph-rsid="000c3d11"/>
    </style:style>
    <style:style style:name="P11" style:family="paragraph" style:parent-style-name="Standard">
      <style:text-properties fo:color="#009900" officeooo:rsid="000d1441" officeooo:paragraph-rsid="000d1441"/>
    </style:style>
    <style:style style:name="P12" style:family="paragraph" style:parent-style-name="Standard">
      <style:paragraph-properties fo:margin-left="1cm" fo:margin-right="0cm" fo:text-indent="0cm" style:auto-text-indent="false"/>
    </style:style>
    <style:style style:name="P13" style:family="paragraph" style:parent-style-name="Standard">
      <style:paragraph-properties fo:margin-top="0cm" fo:margin-bottom="0.423cm" loext:contextual-spacing="false" fo:orphans="0" fo:widows="0"/>
    </style:style>
    <style:style style:name="P14" style:family="paragraph" style:parent-style-name="Standard">
      <style:paragraph-properties fo:margin-left="1cm" fo:margin-right="0cm" fo:text-indent="-1cm" style:auto-text-indent="false"/>
    </style:style>
    <style:style style:name="P15" style:family="paragraph" style:parent-style-name="Standard">
      <style:paragraph-properties fo:margin-left="1cm" fo:margin-right="0cm" fo:text-indent="-1cm" style:auto-text-indent="false">
        <style:tab-stops>
          <style:tab-stop style:position="1cm"/>
        </style:tab-stops>
      </style:paragraph-properties>
    </style:style>
    <style:style style:name="P16" style:family="paragraph" style:parent-style-name="Standard" style:master-page-name="Standard">
      <style:paragraph-properties fo:text-align="center" style:justify-single-word="false" style:page-number="auto"/>
      <style:text-properties style:font-name="Arial" fo:font-size="14pt" fo:font-weight="bold" style:font-size-asian="14pt" style:font-weight-asian="bold" style:font-name-complex="Arial1" style:font-size-complex="14pt"/>
    </style:style>
    <style:style style:name="P17" style:family="paragraph" style:parent-style-name="Standard">
      <style:paragraph-properties fo:text-align="center" style:justify-single-word="false"/>
      <style:text-properties style:font-name="Arial" fo:font-size="14pt" fo:font-weight="bold" style:font-size-asian="14pt" style:font-weight-asian="bold" style:font-name-complex="Arial1" style:font-size-complex="14pt"/>
    </style:style>
    <style:style style:name="P18" style:family="paragraph" style:parent-style-name="Standard">
      <style:text-properties style:font-name="Arial" fo:font-weight="bold" style:font-weight-asian="bold"/>
    </style:style>
    <style:style style:name="P19" style:family="paragraph" style:parent-style-name="Standard">
      <style:text-properties style:font-name="Courier"/>
    </style:style>
    <style:style style:name="P20" style:family="paragraph" style:parent-style-name="Standard">
      <style:text-properties style:font-name="Courier" fo:background-color="#c0c0c0"/>
    </style:style>
    <style:style style:name="P21" style:family="paragraph" style:parent-style-name="Standard">
      <style:text-properties officeooo:rsid="00132cb6" officeooo:paragraph-rsid="00132cb6"/>
    </style:style>
    <style:style style:name="P22" style:family="paragraph" style:parent-style-name="Standard">
      <style:text-properties fo:color="#009900" officeooo:rsid="0014abb6" officeooo:paragraph-rsid="0014abb6"/>
    </style:style>
    <style:style style:name="P23" style:family="paragraph" style:parent-style-name="Standard">
      <style:paragraph-properties fo:margin-left="1.501cm" fo:margin-right="0cm" fo:text-indent="-1.501cm" style:auto-text-indent="false"/>
      <style:text-properties style:font-name="Courier" fo:background-color="#c0c0c0"/>
    </style:style>
    <style:style style:name="P24" style:family="paragraph" style:parent-style-name="Standard">
      <style:paragraph-properties fo:margin-left="0.751cm" fo:margin-right="0cm" fo:text-indent="-0.751cm" style:auto-text-indent="false"/>
      <style:text-properties style:font-name="Courier" fo:background-color="#c0c0c0"/>
    </style:style>
    <style:style style:name="P25" style:family="paragraph" style:parent-style-name="Standard">
      <style:paragraph-properties fo:margin-left="1cm" fo:margin-right="0cm" fo:text-indent="-1cm" style:auto-text-indent="false"/>
      <style:text-properties style:font-name="Courier" fo:background-color="#c0c0c0"/>
    </style:style>
    <style:style style:name="P26" style:family="paragraph" style:parent-style-name="Standard">
      <style:paragraph-properties fo:margin-left="1cm" fo:margin-right="0cm" fo:text-indent="-1cm" style:auto-text-indent="false">
        <style:tab-stops>
          <style:tab-stop style:position="0.751cm"/>
        </style:tab-stops>
      </style:paragraph-properties>
      <style:text-properties style:font-name="Courier" fo:background-color="#c0c0c0"/>
    </style:style>
    <style:style style:name="P27" style:family="paragraph" style:parent-style-name="Standard">
      <style:paragraph-properties fo:padding="0cm" fo:border="none"/>
      <style:text-properties style:font-name="Courier" fo:background-color="#c0c0c0"/>
    </style:style>
    <style:style style:name="P28" style:family="paragraph" style:parent-style-name="List_20_Paragraph" style:list-style-name="WWNum1"/>
    <style:style style:name="P29" style:family="paragraph" style:parent-style-name="List_20_Paragraph" style:list-style-name="WWNum2"/>
    <style:style style:name="T1" style:family="text">
      <style:text-properties fo:font-weight="bold" style:font-weight-asian="bold"/>
    </style:style>
    <style:style style:name="T2" style:family="text">
      <style:text-properties style:text-position="sub 58%"/>
    </style:style>
    <style:style style:name="T3" style:family="text">
      <style:text-properties style:text-position="sub 58%" fo:font-style="italic" style:font-style-asian="italic"/>
    </style:style>
    <style:style style:name="T4" style:family="text">
      <style:text-properties fo:font-style="italic" style:font-style-asian="italic"/>
    </style:style>
    <style:style style:name="T5" style:family="text">
      <style:text-properties style:text-position="super 58%"/>
    </style:style>
    <style:style style:name="T6" style:family="text">
      <style:text-properties style:font-name="Times" fo:font-size="13pt" style:font-size-asian="13pt" style:font-name-complex="Times1" style:font-size-complex="13pt"/>
    </style:style>
    <style:style style:name="T7" style:family="text">
      <style:text-properties style:font-name="Times" fo:font-size="13pt" fo:font-weight="bold" style:font-size-asian="13pt" style:font-weight-asian="bold" style:font-name-complex="Times1" style:font-size-complex="13pt"/>
    </style:style>
    <style:style style:name="T8" style:family="text">
      <style:text-properties style:font-name="Courier"/>
    </style:style>
    <style:style style:name="T9" style:family="text">
      <style:text-properties style:font-name="Courier" fo:background-color="#c0c0c0" loext:char-shading-value="0"/>
    </style:style>
    <style:style style:name="T10" style:family="text">
      <style:text-properties style:font-name="Cambria"/>
    </style:style>
    <style:style style:name="T11" style:family="text">
      <style:text-properties style:font-name="Apple Symbols" style:font-name-complex="Apple Symbols1"/>
    </style:style>
    <style:style style:name="T12" style:family="text">
      <style:text-properties fo:color="#009900"/>
    </style:style>
    <style:style style:name="T13" style:family="text">
      <style:text-properties fo:color="#009900" officeooo:rsid="000a9295"/>
    </style:style>
    <style:style style:name="T14" style:family="text">
      <style:text-properties fo:color="#009900" officeooo:rsid="000add21"/>
    </style:style>
    <style:style style:name="T15" style:family="text">
      <style:text-properties fo:color="#009900" officeooo:rsid="000fd6ce"/>
    </style:style>
    <style:style style:name="T16" style:family="text">
      <style:text-properties fo:color="#009900" officeooo:rsid="00132cb6"/>
    </style:style>
    <style:style style:name="T17" style:family="text">
      <style:text-properties officeooo:rsid="000e3641"/>
    </style:style>
    <style:style style:name="T18" style:family="text">
      <style:text-properties officeooo:rsid="000f997b"/>
    </style:style>
    <style:style style:name="T19" style:family="text">
      <style:text-properties officeooo:rsid="00132cb6"/>
    </style:style>
    <style:style style:name="T20" style:family="text">
      <style:text-properties fo:color="#00cc00" officeooo:rsid="00132cb6"/>
    </style:style>
    <style:style style:name="T21"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Genomics Week Practical 2:</text:p>
      <text:p text:style-name="P17">Basic population genomics using R</text:p>
      <text:p text:style-name="P5"/>
      <text:p text:style-name="Standard">Silwood Park, November 2016</text:p>
      <text:p text:style-name="Standard">Dr. Jason Hodgson</text:p>
      <text:p text:style-name="Standard"/>
      <text:p text:style-name="Standard"/>
      <text:p text:style-name="P6">Introduction</text:p>
      <text:p text:style-name="P4"/>
      <text:p text:style-name="Standard">NOTE: This practical is adapted from a population genetics workshop written and taught by <text:span text:style-name="T1">John Novembre</text:span>.</text:p>
      <text:p text:style-name="P4"/>
      <text:p text:style-name="Standard">The goal of this practical is to introduce you to some basic population genomics using R to analyse dense genomic SNP data. These are real data consisting of SNPs from chromosome 15 sampled from 52 global human populations. The data are derived from the Human Genome Diversity Project and were genotyped using the Illumina 650k SNP genotyping chip array. <text:s/>You will calculate genotype frequencies, allele frequencies, expected genotype frequencies, test for Hardy Weinberg equilibrium, identify SNPs with large departures from Hardy Weinberg equilibrium, and think about the causes of the patterns we see in the data.</text:p>
      <text:p text:style-name="Standard"/>
      <text:p text:style-name="P6">Terminology</text:p>
      <text:p text:style-name="P6"><text:bookmark text:name="_GoBack"/></text:p>
      <text:list xml:id="list3253086643821656222" text:style-name="WWNum1">
        <text:list-item>
          <text:p text:style-name="P28">Single-nucleotide polymorphism (SNP): A nucleotide basepair that is polymorphic (i.e. it has multiple types or alleles in the population)</text:p>
        </text:list-item>
        <text:list-item>
          <text:p text:style-name="P28">Allele: A particular variant form of DNA (e.g. A partciular SNP may have the “A-T” allele in one DNA copy and “C-G” in another; We typically define a reference strand of the DNA to read off of, and then denote the alleles according to the reference strand base - so for example, these might be called simply the “A” and “C” alleles. In many cases we don’t care about the precise base, so we might call these simply the A1 and A2 alleles, or the A or a alleles, or the 0 and 1 alleles.)</text:p>
        </text:list-item>
        <text:list-item>
          <text:p text:style-name="P28">Minor allele: The allele that is more rare in a population</text:p>
        </text:list-item>
        <text:list-item>
          <text:p text:style-name="P28">Major allele: The allele that is more common in a population</text:p>
        </text:list-item>
        <text:list-item>
          <text:p text:style-name="P28">Genotype: The set of alleles carried by an individual (E.g. AA, AC, CC; or AA, AA, and aa; or 0/0,</text:p>
        </text:list-item>
      </text:list>
      <text:p text:style-name="List_20_Paragraph">1/1, 2/2)</text:p>
      <text:list xml:id="list173354284089332" text:continue-numbering="true" text:style-name="WWNum1">
        <text:list-item>
          <text:p text:style-name="P28">Genotyping array: A technology based on hybridization with probes and florensence that allows genotype calls to be made at 100s of thousands of SNPs per individual at an affordable cost.</text:p>
        </text:list-item>
      </text:list>
      <text:p text:style-name="Standard"><text:s/></text:p>
      <text:p text:style-name="P6">Key Concepts</text:p>
      <text:p text:style-name="P4"/>
      <text:p text:style-name="Standard"><text:span text:style-name="T1">Hardy Weinberg Equilibrium: </text:span>In many ways the ideas of Hardy Weinberg form the basis for all population genetics because it gives us as expectation for how genetic variation should be distributed in a population if that population follows the Hardy Weinberg conditions. Departures from Hardy Weinberg equilibrium indicate that the population is not following the Hardy Weinberg conditions and <text:soft-page-break/>therefore that something biologically interesting must be going on. Hardy Weinberg Equilibrium states that for a large population with no mutation, no gene flow, and random mating, the genotype frequencies for a variant with two alleles are expected to be:</text:p>
      <text:p text:style-name="Standard"/>
      <text:p text:style-name="P12">P<text:span text:style-name="T2">11</text:span> = <text:span text:style-name="T4">p</text:span><text:span text:style-name="T5">2</text:span></text:p>
      <text:p text:style-name="P12">P<text:span text:style-name="T2">12</text:span> = 2<text:span text:style-name="T4">pq</text:span></text:p>
      <text:p text:style-name="P12">P<text:span text:style-name="T2">22</text:span> = <text:span text:style-name="T4">q</text:span><text:span text:style-name="T5">2</text:span></text:p>
      <text:p text:style-name="P12"/>
      <text:p text:style-name="Standard">Where <text:span text:style-name="T4">p </text:span>and <text:span text:style-name="T4">q</text:span> are the frequencies of the two alleles in the population and where:</text:p>
      <text:p text:style-name="Standard"/>
      <text:p text:style-name="P3"><text:span text:style-name="T4">p </text:span>+ <text:span text:style-name="T4">q </text:span>= 1</text:p>
      <text:p text:style-name="P3"><text:span text:style-name="T4">p</text:span><text:span text:style-name="T5">2</text:span> + 2<text:span text:style-name="T4">pq</text:span> + <text:span text:style-name="T4">q</text:span><text:span text:style-name="T5">2</text:span> = 1</text:p>
      <text:p text:style-name="Standard"/>
      <text:p text:style-name="Standard">Thus, if we sample genotype frequencies from a population we can estimate the allele frequencies and from this we can calculate the expected genotype frequencies. If the expected genotype frequencies differ significantly from the observed genotype frequencies then the population is not in Hardy Weinberg equilibrium and something more interesting is going on. The population may be evolving, there may be gene flow, or the population may have significant substructure meaning mating is non-random across the sample.</text:p>
      <text:p text:style-name="Standard"/>
      <text:p text:style-name="P6">Create a working directory and download the data</text:p>
      <text:p text:style-name="P4"/>
      <text:p text:style-name="Standard">Make a working directory called “Population_Genomics_Practical” in a convenient place on your machine. The data we will be working with can be downloaded from the following link:</text:p>
      <text:p text:style-name="Standard"/>
      <text:p text:style-name="Standard">Move the data file to the “Population_Genomics_Practical” directory.</text:p>
      <text:p text:style-name="Standard"/>
      <text:p text:style-name="P6">Necessary R Packages</text:p>
      <text:p text:style-name="P4"/>
      <text:p text:style-name="P13"><text:span text:style-name="T6">We will use some of functions from the </text:span><text:span text:style-name="T7">dplyr</text:span><text:span text:style-name="T6"> and </text:span><text:span text:style-name="T7">ggplot2</text:span><text:span text:style-name="T6"> and </text:span><text:span text:style-name="T7">reshape2</text:span><text:span text:style-name="T6"> libraries so first let’s install and load them. Open R and type the following commands: </text:span></text:p>
      <text:p text:style-name="P8">install.packages(“dplyr”)</text:p>
      <text:p text:style-name="P8">install.packages(“ggplot2”)</text:p>
      <text:p text:style-name="P8">install.packages(“reshape2”)</text:p>
      <text:p text:style-name="P8"/>
      <text:p text:style-name="P8">library(dyplyr)</text:p>
      <text:p text:style-name="P8">library(ggplot2)</text:p>
      <text:p text:style-name="P8">library(reshape2)</text:p>
      <text:p text:style-name="P7"/>
      <text:p text:style-name="Standard">If you wish to output any files (for example if you want to save any plots) set “Population_Genomics_Practical” as the working directory.</text:p>
      <text:p text:style-name="Standard"/>
      <text:p text:style-name="P6">Initial view of the data</text:p>
      <text:p text:style-name="P4"><text:soft-page-break/></text:p>
      <text:p text:style-name="Standard">Read in the data table:</text:p>
      <text:p text:style-name="Standard"/>
      <text:p text:style-name="Standard"><text:span text:style-name="T9">g &lt;- read.table(file="H938_chr15.geno", header=TRUE)</text:span><text:span text:style-name="T8"> </text:span></text:p>
      <text:p text:style-name="Standard"/>
      <text:p text:style-name="Standard">It will be read in as a dataframe in R.</text:p>
      <text:p text:style-name="Standard"/>
      <text:p text:style-name="Standard">And use the “head” command to see the beginning of the dataframe:</text:p>
      <text:p text:style-name="Standard"/>
      <text:p text:style-name="P8">head(g)</text:p>
      <text:p text:style-name="Standard"/>
      <text:p text:style-name="Standard">You should see that there are columns each with distinct names.</text:p>
      <text:p text:style-name="Standard"/>
      <text:p text:style-name="P7">CHR <text:s text:c="7"/>SNP A1 A2 nA1A1 nA1A2 nA2A2</text:p>
      <text:p text:style-name="Standard"/>
      <text:list xml:id="list6408350550267796443" text:style-name="WWNum2">
        <text:list-item>
          <text:p text:style-name="P29">CHR: The chromosome number. In this case they are all from chromosome 15.</text:p>
        </text:list-item>
        <text:list-item>
          <text:p text:style-name="P29">SNP: The rsid of a SNP is a unique identifier for a SNP and you can use the rsid to look up information about a SNP using online resource such as dbSNP or SNPedia.</text:p>
        </text:list-item>
        <text:list-item>
          <text:p text:style-name="P29">A<text:span text:style-name="T2">1</text:span>: The minor allele at the SNP</text:p>
        </text:list-item>
        <text:list-item>
          <text:p text:style-name="P29">A<text:span text:style-name="T2">2</text:span>: The major allele</text:p>
        </text:list-item>
        <text:list-item>
          <text:p text:style-name="P29">nA<text:span text:style-name="T2">1</text:span>A<text:span text:style-name="T2">1</text:span> : The number of A<text:span text:style-name="T2">1</text:span>/A<text:span text:style-name="T2">1</text:span> homozygotes</text:p>
        </text:list-item>
        <text:list-item>
          <text:p text:style-name="P29">nA<text:span text:style-name="T2">1</text:span>A<text:span text:style-name="T2">2</text:span> : The number of A<text:span text:style-name="T2">1</text:span>/A<text:span text:style-name="T2">2</text:span> homozygotes <text:span text:style-name="T12">- </text:span><text:span text:style-name="T13">heterozygotes</text:span></text:p>
        </text:list-item>
        <text:list-item>
          <text:p text:style-name="P29">nA<text:span text:style-name="T2">2</text:span>A<text:span text:style-name="T2">2</text:span> : The number of A<text:span text:style-name="T2">2</text:span>/A<text:span text:style-name="T2">2</text:span> homozygotes</text:p>
        </text:list-item>
      </text:list>
      <text:p text:style-name="Standard"/>
      <text:p text:style-name="Standard">The <text:span text:style-name="T9">head()</text:span> command is a useful way to quickly look at your dataframe to visualize your data frame and to see that any new columns you create are behaving as you expect. Get in the habit of checking your work with <text:span text:style-name="T9">head()</text:span> as you go through this exercise.</text:p>
      <text:p text:style-name="Standard"/>
      <text:p text:style-name="Standard">Now let’s look at the amount of data there is in the file. The number of rows in the dataframe will reflect the number of SNPs in the data.</text:p>
      <text:p text:style-name="Standard"/>
      <text:p text:style-name="P8">dim(g)</text:p>
      <text:p text:style-name="Standard"/>
      <text:p text:style-name="Standard"><text:span text:style-name="T1">Question: </text:span>How many SNPs are there? <text:span text:style-name="T13">19560</text:span></text:p>
      <text:p text:style-name="Standard"/>
      <text:p text:style-name="P6">Calculate the number of counts at each locus</text:p>
      <text:p text:style-name="P4"/>
      <text:p text:style-name="Standard">Next compute the total number of observations by summing each of the three possible genotypes. Here we use the mutate function from the dplyr library to do the addition and add a new column to the dataframe in one nice step. (Note: You could also use the <text:span text:style-name="T8">colSums</text:span> function from the base R library).</text:p>
      <text:p text:style-name="Standard"/>
      <text:p text:style-name="P8">g &lt;- mutate(g, nObs = nA1A1 + nA1A2 + nA2A2)</text:p>
      <text:p text:style-name="Standard"/>
      <text:p text:style-name="Standard"><text:soft-page-break/>Run <text:span text:style-name="T9">head(g)</text:span> and confirm your dataframe g has a new column called nObs. Now use the summary function to print a simple summary of the distribution:</text:p>
      <text:p text:style-name="Standard"/>
      <text:p text:style-name="P8">summary(g$nObs)</text:p>
      <text:p text:style-name="Standard"/>
      <text:p text:style-name="Standard">The ggplot2 library has the ability to make “quick plots” with the command qplot. If we pass it a single column it will make a histogram of the data for that column. Let’s try it:</text:p>
      <text:p text:style-name="Standard"/>
      <text:p text:style-name="P8">qplot(nObs, data = g)</text:p>
      <text:p text:style-name="Standard"/>
      <text:p text:style-name="Standard">Our data are from 938 individuals. When the counts are less than this total, it’s because some individuals had array data that was difficult to call a genotype for and so no genotype was reported.</text:p>
      <text:p text:style-name="Standard"/>
      <text:p text:style-name="Standard"><text:span text:style-name="T1">Question:</text:span> Do most of the SNPs have complete data? <text:span text:style-name="T14">Yes, over 17 500 SNPs have data from all 938 individuals.</text:span></text:p>
      <text:p text:style-name="Standard"><text:span text:style-name="T1">Question:</text:span> What is the lowest count observed? Is this number in rough agreement with what we know about how the genome-wide missingness rate filter was set to &gt;98.5% of all SNPs</text:p>
      <text:p text:style-name="P10">The lowest count is 922, which is in rough agreement (922/938 approx = 98.5).</text:p>
      <text:p text:style-name="Standard"/>
      <text:p text:style-name="P6">Calculating genotype and allele frequencies</text:p>
      <text:p text:style-name="Standard"/>
      <text:p text:style-name="Standard">Let’s move on to calculating genotype and allele frequencies. For allele A<text:span text:style-name="T2">1</text:span> we will denote its frequency among all the samples as <text:span text:style-name="T4">p</text:span><text:span text:style-name="T2">1</text:span>, and likewise for A<text:span text:style-name="T2">2</text:span> we will use <text:span text:style-name="T4">p</text:span><text:span text:style-name="T2">2</text:span>.</text:p>
      <text:p text:style-name="Standard"/>
      <text:p text:style-name="P8"># Compute genotype frequencies</text:p>
      <text:p text:style-name="P8">g &lt;- mutate(g, p11 = nA1A1/nObs , p12 = nA1A2/nObs, p22 = nA2A2/nObs ) </text:p>
      <text:p text:style-name="P8"/>
      <text:p text:style-name="P8"># Compute allele frequencies from genotype frequencies</text:p>
      <text:p text:style-name="P8">g &lt;- mutate(g, p1 = p11 + 0.5*p12, p2 = p22 + 0.5*p12)</text:p>
      <text:p text:style-name="Standard"/>
      <text:p text:style-name="Standard"/>
      <text:p text:style-name="Standard"><text:span text:style-name="T1">Question:</text:span> With a partner or group member, discuss whether the equations in the code for <text:span text:style-name="T4">p</text:span><text:span text:style-name="T2">1</text:span> and <text:span text:style-name="T4">p</text:span><text:span text:style-name="T2">2</text:span> are correct and if so, why?</text:p>
      <text:p text:style-name="P11">The human genome is diploid – it has two sets of chromosomes. <text:span text:style-name="T17">(G</text:span>enotype <text:span text:style-name="T18">describes</text:span> the allele on each chromosome<text:span text:style-name="T17">). </text:span>An allele can be in homozygous or heterozygous state. It occurs twice in homozygous state (once per chromosome) – once in heterozygous state. Thus, the frequency of, e.g. allele A1, in a population, is <text:span text:style-name="T17">2*p11 + p12 = p11 + 0.5*p12.</text:span></text:p>
      <text:p text:style-name="Standard"/>
      <text:p text:style-name="Standard">Run <text:span text:style-name="T8">head(g)</text:span> again and confirm g now has the extra columns for the genotype and allele frequencies.</text:p>
      <text:p text:style-name="Standard"/>
      <text:p text:style-name="Standard"><text:soft-page-break/>And let’s plot the frequency of the major allele (A<text:span text:style-name="T2">2</text:span>) vs the frequency of the minor allele (A<text:span text:style-name="T2">1</text:span>). The ggplot2 library has the ability to make “quick plots” with the command qplot. Let’s try it here: </text:p>
      <text:p text:style-name="Standard"/>
      <text:p text:style-name="P8">qplot(p1, p2, data=g)</text:p>
      <text:p text:style-name="Standard"/>
      <text:p text:style-name="Standard">Notice that <text:span text:style-name="T4">p</text:span><text:span text:style-name="T2">2</text:span> &gt; <text:span text:style-name="T4">p</text:span><text:span text:style-name="T2">1</text:span> (be careful to inspect the axes labels here). This makes sense because A<text:span text:style-name="T2">1</text:span> is supposed to be the minor (less frequent) allele. Note also that there is a linear relationship between <text:span text:style-name="T4">p</text:span><text:span text:style-name="T2">2</text:span> and <text:span text:style-name="T4">p</text:span><text:span text:style-name="T2">1</text:span></text:p>
      <text:p text:style-name="Standard"/>
      <text:p text:style-name="Standard"><text:span text:style-name="T1">Question:</text:span> What is the equation describing this relationship? <text:span text:style-name="T15">p2 = 1-p1</text:span></text:p>
      <text:p text:style-name="Standard"/>
      <text:p text:style-name="Standard">The relationship exists because there are only two alleles - and so their proportions must sum to 1. The linear relationship you found exists because of this constraint. It also provides a nice check on our work (if <text:span text:style-name="T4">p</text:span><text:span text:style-name="T2">1</text:span> and <text:span text:style-name="T4">p</text:span><text:span text:style-name="T2">2</text:span> didn’t sum to 1 it would suggest something is wrong with our code!).</text:p>
      <text:p text:style-name="Standard"/>
      <text:p text:style-name="P6">Plotting genotype on allele frequencies</text:p>
      <text:p text:style-name="P4"/>
      <text:p text:style-name="Standard">Let’s look at an initial plot of genotype vs allele frequencies. We could use the base plotting functions, but the following uses the ggplot2 commands. These are a little trickier, but end up being very compact (we need fewer lines of code overall to achieve our desired plot). To use ggplot2 commands effectively our data need to be what statisticans call “tidy” (in this case, that means with one row per pair of points we will plot).</text:p>
      <text:p text:style-name="Standard"/>
      <text:p text:style-name="Standard">To do this, first we subset the data on the columns we’d like (using the select command and listing the set of columns we want), then we pass this (using the %&gt;% operator) to the melt command which will reformat the data for us, and output it as gTidy:</text:p>
      <text:p text:style-name="Standard"/>
      <text:p text:style-name="P23">gTidy &lt;- select(g, c(p1,p11,p12,p22)) %&gt;% melt(id='p1',value.name="Genotype.Proportion") </text:p>
      <text:p text:style-name="P8"/>
      <text:p text:style-name="Standard">Now let’s have a look at gTidy:</text:p>
      <text:p text:style-name="P8"/>
      <text:p text:style-name="P8">head(gTidy)</text:p>
      <text:p text:style-name="P8">dim(gTidy)</text:p>
      <text:p text:style-name="P8"/>
      <text:p text:style-name="Standard">Notice that gTidy is 3X as long as the number of SNPs in the dataset, since there are three possible genotypes for each SNP. Now let’s plot it: </text:p>
      <text:p text:style-name="P8"/>
      <text:p text:style-name="P8">ggplot(gTidy) + geom_point(aes(x = p1,</text:p>
      <text:p text:style-name="P8"><text:s text:c="31"/>y = Genotype.Proportion,</text:p>
      <text:p text:style-name="P8"><text:s text:c="31"/>color = variable,</text:p>
      <text:p text:style-name="P8"><text:s text:c="31"/>shape = variable))</text:p>
      <text:p text:style-name="Standard"/>
      <text:p text:style-name="Standard"><text:soft-page-break/>There is some scatter in the relationship between genotype proportion and allele frequency for any given genotype, but at the same time there is a very regular underlying relationship between these variables.</text:p>
      <text:p text:style-name="Standard"/>
      <text:p text:style-name="Standard"><text:span text:style-name="T1">Question:</text:span> What are approximate relationships between <text:span text:style-name="T4">p</text:span><text:span text:style-name="T2">11</text:span> vs <text:span text:style-name="T4">p</text:span><text:span text:style-name="T2">1</text:span>, <text:span text:style-name="T4">p</text:span><text:span text:style-name="T2">12</text:span> vs <text:span text:style-name="T4">p</text:span><text:span text:style-name="T2">1</text:span>, and <text:span text:style-name="T4">p</text:span><text:span text:style-name="T2">22</text:span> vs <text:span text:style-name="T4">p</text:span><text:span text:style-name="T2">1</text:span>? (Hint: These look like parabolas, which suggests there are some very simple quadratic functions of <text:span text:style-name="T4">p</text:span><text:span text:style-name="T2">1</text:span>).</text:p>
      <text:p text:style-name="Standard"/>
      <text:p text:style-name="Standard">You might start to recognize that these are the classic relationships that are taught in introductory biology courses. If you recall, under assumptions that there is no mutation, no natural selection, infinite population size, no population substructure and no migration, then the genotype frequencies will take on a simple relationship with the allele frequencies. That is: <text:span text:style-name="T4">p</text:span><text:span text:style-name="T2">11</text:span> = <text:span text:style-name="T4">p</text:span><text:span text:style-name="T2">1</text:span><text:span text:style-name="T5">2</text:span>, <text:span text:style-name="T4">p</text:span><text:span text:style-name="T2">12</text:span> = 2<text:span text:style-name="T4">p</text:span><text:span text:style-name="T2">1</text:span>(1 − <text:span text:style-name="T4">p</text:span><text:span text:style-name="T2">1</text:span>) and <text:span text:style-name="T4">p</text:span><text:span text:style-name="T2">22</text:span> = (1 − <text:span text:style-name="T4">p</text:span><text:span text:style-name="T2">1</text:span>)<text:span text:style-name="T5">2</text:span>. In your basic texts, they typically use <text:span text:style-name="T4">p</text:span> and <text:span text:style-name="T4">q</text:span> for the frequencies of allele 1 and 2, and present these <text:span text:style-name="T4">Hardy-Wienberg proportions</text:span> as: <text:span text:style-name="T4">p</text:span><text:span text:style-name="T5">2</text:span>,2<text:span text:style-name="T4">pq</text:span>, and <text:span text:style-name="T4">q</text:span><text:span text:style-name="T5">2</text:span>.</text:p>
      <text:p text:style-name="Standard"/>
      <text:p text:style-name="Standard">Another way to think of the Hardy-Weinberg proportions is in the following way. If the state of an allele (A<text:span text:style-name="T2">1</text:span> vs A<text:span text:style-name="T2">2</text:span>) is independent within a genotype, then the probability of a particular genotype state (such as A<text:span text:style-name="T2">1</text:span>A<text:span text:style-name="T2">1</text:span>) will be determined by taking the product of the alleles within it (so <text:span text:style-name="T4">p</text:span><text:span text:style-name="T2">11</text:span> = <text:span text:style-name="T4">p</text:span><text:span text:style-name="T2">1</text:span><text:span text:style-name="T4">p</text:span><text:span text:style-name="T2">1</text:span> or <text:span text:style-name="T4">p</text:span><text:span text:style-name="T2">1</text:span><text:span text:style-name="T5">2</text:span>).</text:p>
      <text:p text:style-name="Standard"/>
      <text:p text:style-name="Standard">Let’s add to the plot lines that represent Hardy-Weinberg proportions:</text:p>
      <text:p text:style-name="Standard"/>
      <text:p text:style-name="P24">ggplot(gTidy)+ geom_point(aes(x=p1,y=Genotype.Proportion, color=variable,shape=variable))+ stat_function(fun=function(p) p^2, geom="line", colour="red",size=2.5) + stat_function(fun=function(p) 2*p*(1-p), geom="line", colour="green",size=2.5) + stat_function(fun=function(p) (1-p)^2, geom="line", colour="blue",size=2.5)</text:p>
      <text:p text:style-name="Standard"/>
      <text:p text:style-name="Standard">On average, the data follow the classic theoretical expectations fairly well. It is pretty remarkable that such a simple theory has some bearing on reality!</text:p>
      <text:p text:style-name="Standard"/>
      <text:p text:style-name="Standard">By eye, we can see that the fit isn’t perfect though. There is a systematic deficiency of heterozygotes and excess of homozygotes. Why?</text:p>
      <text:p text:style-name="Standard"/>
      <text:p text:style-name="Standard">Let’s look at this more closely and more formally. . .</text:p>
      <text:p text:style-name="Standard"/>
      <text:p text:style-name="Standard"/>
      <text:p text:style-name="P6">Testing Hardy Weinberg</text:p>
      <text:p text:style-name="P4"/>
      <text:p text:style-name="Standard">Pearson’s χ<text:span text:style-name="T5">2</text:span>-test is a basic statistical test that can be used to see if count data conform to a particular expectation. It is based on the χ<text:span text:style-name="T5">2</text:span>-test statistic:</text:p>
      <text:p text:style-name="Standard"/>
      <text:p text:style-name="Standard">χ<text:span text:style-name="T5">2</text:span> = <text:s/><text:span text:style-name="T10">Σ</text:span><text:span text:style-name="T3">i</text:span><text:span text:style-name="T11">􏰕</text:span> (<text:span text:style-name="T4">o</text:span><text:span text:style-name="T2">i </text:span>− <text:span text:style-name="T4">e</text:span><text:span text:style-name="T2">i</text:span>)<text:span text:style-name="T5">2</text:span> / <text:span text:style-name="T4">e</text:span><text:span text:style-name="T2">i</text:span></text:p>
      <text:p text:style-name="Standard"/>
      <text:p text:style-name="Standard"><text:soft-page-break/>which follows a χ<text:span text:style-name="T5">2</text:span> distribution under the null hypothesis that the data are generated from a multinomial distribution with the expected counts given by <text:span text:style-name="T4">e</text:span><text:span text:style-name="T2">i</text:span>.</text:p>
      <text:p text:style-name="Standard">Here we compute the test statistic and obtain its associated p-value (using the <text:span text:style-name="T9">pchisq</text:span> function). We keep in mind that there is 1 degree of freedom (because we have 3 observations per SNP, but then they have to sum to a single total sample size, and we have to use the data once to get the estimated allele frequency, which reduces us down to 1 degree of freedom).</text:p>
      <text:p text:style-name="Standard"/>
      <text:p text:style-name="P26">g &lt;- mutate(g, X2 = (nA1A1-nObs*p1^2)^2 /(nObs*p1^2) + (nA1A2-nObs*2*p1*p2)^2 / (nObs*2*p1*p2) + (nA2A2-nObs*p2^2)^2 / (nObs*p2^2)) </text:p>
      <text:p text:style-name="P9"/>
      <text:p text:style-name="P8">g &lt;- mutate(g,pval = 1-pchisq(X2,1))</text:p>
      <text:p text:style-name="P7"/>
      <text:p text:style-name="Standard"/>
      <text:p text:style-name="P6">The problem of multiple testing</text:p>
      <text:p text:style-name="P4"/>
      <text:p text:style-name="Standard">Let’s look at the top few p-values:</text:p>
      <text:p text:style-name="Standard"/>
      <text:p text:style-name="P8">head(g$pval)</text:p>
      <text:p text:style-name="Standard"/>
      <text:p text:style-name="Standard">How should we interpret these? A p-value gives us the frequency at which that the observed departure from expectations (or a more extreme departure) would occur if the null hypothesis is true. As an agreed upon standard (of the frequentist paradigm for statistical hypothesis testing), if the data are relatively rare under the null (e.g. p-value &lt; 5%), we reject the null hypothesis, and we would infer that the given SNP departs from Hardy-Weinberg expectations. This is problematic here though. The problem is that we are testing many, many SNPs (Use <text:span text:style-name="T9">dim(g)</text:span> to remind yourself how many rows/SNPs are in the dataset). Even if the null is universally true, 5% of our SNPs would be expected to be rejected using the standard frequentist paradigm. This is called the multiple testing problem. As an example, if we have 50,000 SNPs, that all obey the null hypothesis, we would on average naively reject the null for ~2500 SNPs based on the p-values &lt; 0.05.</text:p>
      <text:p text:style-name="Standard"/>
      <text:p text:style-name="Standard">We clearly need some methods to deal with the “multiple testing problem”. Two frameworks are the Bonferroni approach and false-discovery-rate (FDR) approaches. We will not say more about these here. Instead, we will do two simple checks to see though if our data are globally consistent with the null.</text:p>
      <text:p text:style-name="Standard"/>
      <text:p text:style-name="Standard">First, let’s see how many tests have p-values less than 0.05. Is it much larger than the number we’d expect on average given the total number of SNPs and a 5% rate of rejection under the null?</text:p>
      <text:p text:style-name="Standard"/>
      <text:p text:style-name="P8">sum(g$pval &lt; 0.05, na.rm = TRUE)</text:p>
      <text:p text:style-name="Standard"/>
      <text:p text:style-name="Standard">Wow - we see many more. This is our first sign that though by eye these data show qualitative similarities to HW, statistically they are not fitting Hardy-Weinberg well enough.</text:p>
      <text:p text:style-name="Standard"><text:soft-page-break/></text:p>
      <text:p text:style-name="Standard">Let’s look at this another way. A classic result from Fisher is that under the null hypothesis the p-values of a well-designed test should be distributed uniformly between 0 and 1. What do we see here?</text:p>
      <text:p text:style-name="Standard"/>
      <text:p text:style-name="P8">qplot(pval, data = g)</text:p>
      <text:p text:style-name="P7"/>
      <text:p text:style-name="Standard">The data show enrichment for small p-values relative to a uniform distribution. Notice how the whole distribution is shifted towards small values - The data appear to systematically depart from Hardy-Weinberg.</text:p>
      <text:p text:style-name="Standard"/>
      <text:p text:style-name="Standard"/>
      <text:p text:style-name="P6">Plotting expected vs observed heterozygosity</text:p>
      <text:p text:style-name="P4"/>
      <text:p text:style-name="Standard">To understand this more clearly, let’s make a quick plot of the expected vs observed heterozygosity (the proportion of heterozygotes):</text:p>
      <text:p text:style-name="Standard"/>
      <text:p text:style-name="P25">qplot(2*p1*(1-p1), p12, data = g) + geom_abline(intercept = 0, slope=1, color="red", size=1.5)</text:p>
      <text:p text:style-name="Standard"/>
      <text:p text:style-name="Standard">Most of the points fall below the y=x line. That is, we see a systematic deficiency of heterozygotes (and this implies a concordant excess of homozygotes). This general pattern is contributing to the departure from HW seen in the χ<text:span text:style-name="T5">2</text:span> statistics.</text:p>
      <text:p text:style-name="Standard"/>
      <text:p text:style-name="P6">Discussion: Population subdivision and departures from Hardy-Weinberg expectations</text:p>
      <text:p text:style-name="Standard"/>
      <text:p text:style-name="Standard">We might wonder why the departure from Hardy-Weinberg proportional is directional, in that, on average, we are seeing a deficiency of heterozygotes (and excess of homozygotes). One enlightening way to understand this is by thinking about what Sewall Wright (a former eminent University of Chicago professor) called “the correlation of uniting gametes”. To produce an A<text:span text:style-name="T2">1</text:span>A<text:span text:style-name="T2">1</text:span> individual we need an A<text:span text:style-name="T2">1</text:span>-bearing sperm and an A<text:span text:style-name="T2">1</text:span>-bearing egg to unite. If these events were independent of each other, we would expect A<text:span text:style-name="T2">1</text:span>A<text:span text:style-name="T2">1</text:span> individuals at the rate predicted by multiplying probabilities, that is, <text:span text:style-name="T4">p</text:span><text:span text:style-name="T2">1</text:span><text:span text:style-name="T5">2</text:span> (an idea we introduced above). However, what if uniting gametes are positively correlated, in that an A-bearing sperm is more likely to join with an A-bearing egg? In this case we will have more A<text:span text:style-name="T2">1</text:span>A<text:span text:style-name="T2">1</text:span> individuals than predicted by 2<text:span text:style-name="T4">p</text:span><text:span text:style-name="T2">1</text:span><text:span text:style-name="T5">2</text:span>, and conversely fewer A<text:span text:style-name="T2">1</text:span>A<text:span text:style-name="T2">2</text:span> individuals than predicted by 2<text:span text:style-name="T4">p</text:span><text:span text:style-name="T2">1</text:span><text:span text:style-name="T4">p</text:span><text:span text:style-name="T2">2</text:span>. If our population is structured somehow such that A<text:span text:style-name="T2">1</text:span> sperm are more likely to meet with A<text:span text:style-name="T2">1</text:span> eggs, then we will have such a positive correlation of uniting gametes, and the resulting excess of homozygotes and deficiency of heterozygotes.</text:p>
      <text:p text:style-name="Standard"/>
      <text:p text:style-name="Standard">Given the HGDP data is from 52 sub-populations from around the globe, and alleles have some probability of clustering within populations, a good working hypothesis for the deficiency of heterozygotes in this dataset is the presence of some population structure. In other words, people are more likely to choose mates who live near themselves, and thus mating is non-random with respect to the sample.</text:p>
      <text:p text:style-name="Standard"><text:soft-page-break/></text:p>
      <text:p text:style-name="Standard">While statistically significant, the population structure appears to be subtle in absolute terms — based on our plots, we have seen the genotype proportions are not wildly off from HW proportions.</text:p>
      <text:p text:style-name="Standard"/>
      <text:p text:style-name="Standard"><text:span text:style-name="T1">Question:</text:span> As an exercise, compute the average deficiency of heterozygotes relative to the expected proportion. This is the average of</text:p>
      <text:p text:style-name="Standard"/>
      <text:p text:style-name="P3">[2<text:span text:style-name="T4">p</text:span><text:span text:style-name="T2">1</text:span>(1 − <text:span text:style-name="T4">p</text:span><text:span text:style-name="T2">1</text:span>) − <text:span text:style-name="T4">p</text:span><text:span text:style-name="T2">12</text:span>] / 2<text:span text:style-name="T4">p</text:span><text:span text:style-name="T2">1</text:span>(1 − <text:span text:style-name="T4">p</text:span><text:span text:style-name="T2">1</text:span>)</text:p>
      <text:p text:style-name="Standard"/>
      <text:p text:style-name="Standard">What is this number for this data set? Try to work out the necessary R code for this yourself. If you don’t get it in a few minutes, try the code provided at the end of this worksheet.</text:p>
      <text:p text:style-name="P21"/>
      <text:p text:style-name="Standard">A common “rule-of-thumb” for this deficiency in a global sample of humans is approximately 10%. Do you find this to be true from the data? <text:span text:style-name="T16">Yes, the mean deficiency is 0.11.</text:span></text:p>
      <text:p text:style-name="Standard"/>
      <text:p text:style-name="Standard">A ~10% difference between expected and observed seems pretty remarkable given these samples are taken from across the globe. It is a reminder that human populations are not very deeply structured. Most of the alleles in the sample are globally widespread and not sufficiently geographically clustered to generate correlations among the uniting alleles. This is because all human populations derived from an ancestral population in Africa around 100-150 thousand years ago, which is relatively small amount of time for variation across populations to accumulate.</text:p>
      <text:p text:style-name="Standard"/>
      <text:p text:style-name="P6">Finding specific loci that are large departures from Hardy-Weinberg</text:p>
      <text:p text:style-name="P4"/>
      <text:p text:style-name="Standard">Now, let’s ask if we can find any loci that are wild departures from HW proportions. These might be loci that have erroneous genotypes, or loci that cluster geographically in dramatic ways (such that they have few heterozygotes relative to expectations).</text:p>
      <text:p text:style-name="Standard"/>
      <text:p text:style-name="Standard">To find these loci, we’ll compute the same relative deficiency you computed above, but let’s look at it per SNP. This number is referred to as <text:span text:style-name="T4">F</text:span> by Sewall Wright and has connections directly to correlation coefficients (advanced exercise: Try to work this out!). If we assume there is no inbreeding within populations, this number is an estimator of <text:span text:style-name="T4">F</text:span><text:span text:style-name="T3">ST</text:span> (a quantity that appears often in population genetics).</text:p>
      <text:p text:style-name="Standard"/>
      <text:p text:style-name="Standard">Let’s add this value to our dataframe and plot how it’s value changes across the chromosome from one end to another:</text:p>
      <text:p text:style-name="Standard"/>
      <text:p text:style-name="P8">g &lt;- mutate(g, F = (2*p1*(1-p1)-p12) / (2*p1*(1-p1))) </text:p>
      <text:p text:style-name="P8">plot(g$F, xlab = "SNP number")</text:p>
      <text:p text:style-name="Standard"/>
      <text:p text:style-name="Standard">There are a few interesting SNPS that show either a very high or low <text:span text:style-name="T4">F</text:span> value.</text:p>
      <text:p text:style-name="Standard"/>
      <text:p text:style-name="Standard"><text:soft-page-break/>Now, here’s a trick. When a high or low <text:span text:style-name="T4">F</text:span> value is due to genotyping error, it likely only affects a single SNP. However, when there is some population genetic force acting on a region of the genome, it likely affects multiple SNPs in the region. So let’s try to take a local average in a sliding window of SNPs across the genome, computing an average <text:span text:style-name="T4">F </text:span>over every 5 consecutive SNPs (in real data analysis we might use 100kb or 0.1cM windows).</text:p>
      <text:p text:style-name="Standard"/>
      <text:p text:style-name="Standard">The <text:span text:style-name="T9">stats::filter</text:span> command below calls the filter function from the stats library. The code above instructs the function to take 5 values centered on a focal SNP, weighting them each by 1/5 and then taking the sum. In this way it produces a local average in a sliding window of 5 SNPs. Let’s define the movingavg function and then make a plot of its values:</text:p>
      <text:p text:style-name="Standard"/>
      <text:p text:style-name="P15">￼<text:span text:style-name="T9">movingavg &lt;- function(x, n=5){stats::filter(x, rep(1/n,n), sides = 2)} plot(movingavg(g$F), xlab="SNP number")</text:span></text:p>
      <text:p text:style-name="Standard"/>
      <text:p text:style-name="Standard">Wow — there appears to be one large spike where the average <text:span text:style-name="T4">F</text:span> is approximately 60% in the dataset! Let’s extract the SNP id for the largest value, and look at the dataframe:</text:p>
      <text:p text:style-name="Standard"/>
      <text:p text:style-name="P14">￼<text:span text:style-name="T9">outlier=which (movingavg(g$F) == max(movingavg(g$F),na.rm=TRUE)) </text:span></text:p>
      <text:p text:style-name="P8">g[outlier,]</text:p>
      <text:p text:style-name="Standard"/>
      <text:p text:style-name="Standard"><text:span text:style-name="T1">Question: </text:span>Which SNP is returned? By inserting the rs id into the UCSC genome browser (https://genome. ucsc.edu/) or the dbSNP browser (https://www.ncbi.nlm.nih.gov/projects/SNP/), and following the links, find out what gene this SNP resides near. The gene names should start with “SLC..” What gene is it?</text:p>
      <text:p text:style-name="P22">This SNP resides near the gene, SLC24A5 – solute carrier family 24 member 5.</text:p>
      <text:p text:style-name="Standard"/>
      <text:p text:style-name="Standard"><text:span text:style-name="T1">Question:</text:span> Carry out a literature search on this gene using the term “positive selection” and see what you find. It’s thought the high <text:span text:style-name="T4">F</text:span> value observed here is because natural selection led to a geographic clustering of alleles in this gene region. Discuss with your partners why this might or might not make sense.</text:p>
      <text:p text:style-name="Standard"/>
      <text:p text:style-name="Standard"><text:span text:style-name="T1">Question: </text:span>How does the choice of SNP window size affect the results? Try changing the window size to explore whether larger or smaller windows change the findings.</text:p>
      <text:p text:style-name="Standard"/>
      <text:p text:style-name="Standard"/>
      <text:p text:style-name="P6">Discussion: The outlier region</text:p>
      <text:p text:style-name="P4"/>
      <text:p text:style-name="Standard">The region you’ve found is one of the most differentiated between human populations that is known. Notice in your literature search, how it is known to affect skin pigmentation and is thought to contribute to differences in skin pigmentation that are seen between human populations. Finding strong population structure for alleles that affect external morphological phenotypes is <text:soft-page-break/>not uncommon when looking at other chromosomes. Some of the most differentiated genes that exist in humans are those that involve morphological phenotypes - such as skin pigmentation, hair color/thickness, and eye color (the genes OCA2/HERC2, SCL45A2, KITLG, EDAR all come to mind). Many of these are thought to have arisen due to direct or indirect effects of adaptation to local selective pressures (e.g. adaptation to varying levels of UV exposure, local pathogens, local diets, local mating preferences), though in most cases we still do not yet have a fully convincing understanding of their evolutionary histories. Regardless of the reasons, it is notable that many of the features that humans see externally in each other (i.e. the morphological differences) are controlled by genes that are outliers in the genome. At most variant SNPs, the patterns of variation are much closer to those of a single random mating populations than they are at variant sites like EDAR. Put another way, a genomic perspective shows us many of the differences people see in each other are in a sense, just skin-deep.</text:p>
      <text:p text:style-name="Standard"/>
      <text:p text:style-name="P6">Wrap-up</text:p>
      <text:p text:style-name="P4"/>
      <text:p text:style-name="Standard">Modern population genetics has a lot of additional tools on its workbench, but here using relatively simple and classical ideas combined with genomic-scale data, we have been able to observe and interpret some major features of human genetic diversity. We have also revisited some basic concepts of probablity and statistics such as indepedence vs correlation, the χ2 test, and the problems of multiple testing. One remarkable thing we saw is that a very simple mathematical model based on assuming independence of alleles of genotypes can predict genotype proportions within ~10% of the true values. This gives us a hint of how simple mathematical models may be useful even in the face of biological complexity. Finally, we have gained more familiarity with R. We didn’t discuss how genotyping errors that might create Hardy-Weinberg departures, but if we were doing additional analyses, we could use Hardy-Weinberg departures to filter them from our data. It’s common practice to do so, but with a Bonferonni correction and using data from within populations to do the filtering.</text:p>
      <text:p text:style-name="Standard"/>
      <text:p text:style-name="Standard"/>
      <text:p text:style-name="P6">Follow-up activities</text:p>
      <text:p text:style-name="P4"/>
      <text:p text:style-name="Standard">In the ‘addons’ folder, we are including data files that you can explore to gain more experience. These include global data for other chromosomes (H938_chr*.geno) and the same data but limited to European populations (H938_Euro_chr*.geno). Here are a few suggested follow-up activities. It may be wise to split the activities across class members and reconvene after carrying them out.</text:p>
      <text:p text:style-name="Standard"/>
      <text:p text:style-name="Standard"><text:span text:style-name="T1">Follow-up actvity:</text:span> Look at a chromosome from the European-restricted data - is the global deficiency in heterozygosity as strong as it was on the global scale? Before you begin, what would you expect to see?</text:p>
      <text:p text:style-name="Standard"/>
      <text:p text:style-name="Standard"><text:span text:style-name="T1">Follow-up activity:</text:span> Using the European data, do you find any regions of the genome that are outliers for F on chromosome 2? Using genome browsers <text:soft-page-break/>and/or literature searches, can you find what is the likely locus under selection for that region?</text:p>
      <text:p text:style-name="Standard"/>
      <text:p text:style-name="Standard"><text:span text:style-name="T1">Follow-up activity: </text:span>Using the global data or the European data, analyze other chromosomes – do you find other loci that show high F values?</text:p>
      <text:p text:style-name="Standard"/>
      <text:p text:style-name="P6">References</text:p>
      <text:p text:style-name="P4"/>
      <text:p text:style-name="Standard">Li, Jun Z, Devin M Absher, Hua Tang, Audrey M Southwick, Amanda M Casto, Sohini Ramachandran, Howard M Cann, et al. 2008. “Worldwide Human Relationships Inferred from Genome-Wide Patterns of Variation.” Science 319 (5866): 1100–1104.</text:p>
      <text:p text:style-name="Standard"/>
      <text:p text:style-name="Standard">Pickrell, Joseph K, Graham Coop, John Novembre, Sridhar Kudaravalli, Jun Z Li, Devin Absher, Balaji S Srinivasan, et al. 2009. “Signals of Recent Positive Selection in a Worldwide Sample of Human Populations.” Genome Research 19 (5): 826–37.</text:p>
      <text:p text:style-name="Standard"/>
      <text:p text:style-name="Standard"/>
      <text:p text:style-name="P6">Code to calculate the mean proportion of heterozygosity deficiency</text:p>
      <text:p text:style-name="P4"/>
      <text:p text:style-name="P8">pDefHet &lt;- mean((2*g$p1*(1-g$p1)-g$p12) / (2*g$p1*(1-g$p1)))</text:p>
      <text:p text:style-name="P8"/>
      <text:p text:style-name="P27">pDefH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Apple Symbols" svg:font-family="'Apple Symbols'" style:font-family-generic="roman" style:font-pitch="variable"/>
    <style:font-face style:name="Arial" svg:font-family="Arial"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Apple Symbols1" svg:font-family="'Apple Symbols'" style:font-family-generic="system" style:font-pitch="variable"/>
    <style:font-face style:name="Arial1"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1" svg:font-family="Times"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mbria" fo:font-size="12pt" fo:language="en" fo:country="US" style:letter-kerning="tru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Footer" style:family="paragraph" style:parent-style-name="Standard" style:default-outline-level=""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Footer_20_Char" style:display-name="Footer Char" style:family="text" style:parent-style-name="Default_20_Paragraph_20_Font"/>
    <style:style style:name="page_20_number" style:display-name="page number" style:family="text" style:parent-style-name="Default_20_Paragraph_20_Fon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P2" style:family="paragraph" style:parent-style-name="Footer">
      <style:paragraph-properties fo:padding="0cm" fo:border="none"/>
    </style:style>
    <style:style style:name="MT1" style:family="text"/>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draw:frame draw:style-name="Mfr1" draw:name="Frame1" text:anchor-type="paragraph" svg:y="0.002cm" draw:z-index="11"><draw:text-box fo:min-height="0.041cm" fo:min-width="0.041cm"><text:p text:style-name="MP2"><text:span text:style-name="page_20_number"><text:page-number text:select-page="current">1</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odgson</meta:initial-creator>
    <meta:editing-cycles>148</meta:editing-cycles>
    <meta:creation-date>2016-11-03T20:47:00</meta:creation-date>
    <dc:date>2016-11-13T17:33:52.589758484</dc:date>
    <meta:editing-duration>PT6H43M1S</meta:editing-duration>
    <meta:generator>LibreOffice/5.1.4.2$Linux_X86_64 LibreOffice_project/10m0$Build-2</meta:generator>
    <meta:print-date>2016-11-13T14:41:51.909272960</meta:print-date>
    <meta:document-statistic meta:table-count="0" meta:image-count="0" meta:object-count="0" meta:page-count="12" meta:paragraph-count="166" meta:word-count="4143" meta:character-count="25107" meta:non-whitespace-character-count="21027"/>
    <meta:user-defined meta:name="AppVersion">14.0000</meta:user-defined>
    <meta:user-defined meta:name="Company">Imperial College Lond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